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0.1681in" svg:height="4.6224in" svg:x="5.9618in" svg:y="4.1409in">
            <draw:object draw:notify-on-update-of-ranges="Sheet1.A6:Sheet1.A36 Sheet1.B2:Sheet1.B2 Sheet1.E6:Sheet1.E36 Sheet1.B43:Sheet1.B43 Sheet1.E46:Sheet1.E75 Sheet1.A46:Sheet1.A7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etup:</text:p>
          </table:table-cell>
          <table:table-cell office:value-type="string" calcext:value-type="string">
            <text:p>Big, Big, Medium, Medium, Small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CH1</text:p>
          </table:table-cell>
          <table:table-cell office:value-type="string" calcext:value-type="string">
            <text:p>CH2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dB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.5" calcext:value-type="float">
            <text:p>8.5</text:p>
          </table:table-cell>
          <table:table-cell office:value-type="float" office:value="12.5" calcext:value-type="float">
            <text:p>12.5</text:p>
          </table:table-cell>
          <table:table-cell table:formula="of:=[.C6]/[.B6]" office:value-type="float" office:value="1.47058823529412" calcext:value-type="float">
            <text:p>1.47058823529412</text:p>
          </table:table-cell>
          <table:table-cell table:formula="of:=10*LOG10([.D6])" office:value-type="float" office:value="1.67491087293764" calcext:value-type="float">
            <text:p>1.6749108729376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.7" calcext:value-type="float">
            <text:p>11.7</text:p>
          </table:table-cell>
          <table:table-cell office:value-type="float" office:value="21.4" calcext:value-type="float">
            <text:p>21.4</text:p>
          </table:table-cell>
          <table:table-cell table:formula="of:=[.C7]/[.B7]" office:value-type="float" office:value="1.82905982905983" calcext:value-type="float">
            <text:p>1.82905982905983</text:p>
          </table:table-cell>
          <table:table-cell table:formula="of:=10*LOG10([.D7])" office:value-type="float" office:value="2.62227911603029" calcext:value-type="float">
            <text:p>2.6222791160302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.7" calcext:value-type="float">
            <text:p>11.7</text:p>
          </table:table-cell>
          <table:table-cell office:value-type="float" office:value="27.5" calcext:value-type="float">
            <text:p>27.5</text:p>
          </table:table-cell>
          <table:table-cell table:formula="of:=[.C8]/[.B8]" office:value-type="float" office:value="2.35042735042735" calcext:value-type="float">
            <text:p>2.35042735042735</text:p>
          </table:table-cell>
          <table:table-cell table:formula="of:=10*LOG10([.D8])" office:value-type="float" office:value="3.71146832084101" calcext:value-type="float">
            <text:p>3.7114683208410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28.8" calcext:value-type="float">
            <text:p>28.8</text:p>
          </table:table-cell>
          <table:table-cell table:formula="of:=[.C9]/[.B9]" office:value-type="float" office:value="2.61818181818182" calcext:value-type="float">
            <text:p>2.61818181818182</text:p>
          </table:table-cell>
          <table:table-cell table:formula="of:=10*LOG10([.D9])" office:value-type="float" office:value="4.17999802601006" calcext:value-type="float">
            <text:p>4.1799980260100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.6" calcext:value-type="float">
            <text:p>10.6</text:p>
          </table:table-cell>
          <table:table-cell office:value-type="float" office:value="30.9" calcext:value-type="float">
            <text:p>30.9</text:p>
          </table:table-cell>
          <table:table-cell table:formula="of:=[.C10]/[.B10]" office:value-type="float" office:value="2.91509433962264" calcext:value-type="float">
            <text:p>2.91509433962264</text:p>
          </table:table-cell>
          <table:table-cell table:formula="of:=10*LOG10([.D10])" office:value-type="float" office:value="4.64652614160064" calcext:value-type="float">
            <text:p>4.6465261416006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.4" calcext:value-type="float">
            <text:p>10.4</text:p>
          </table:table-cell>
          <table:table-cell office:value-type="float" office:value="34.9" calcext:value-type="float">
            <text:p>34.9</text:p>
          </table:table-cell>
          <table:table-cell table:formula="of:=[.C11]/[.B11]" office:value-type="float" office:value="3.35576923076923" calcext:value-type="float">
            <text:p>3.35576923076923</text:p>
          </table:table-cell>
          <table:table-cell table:formula="of:=10*LOG10([.D11])" office:value-type="float" office:value="5.257920876604" calcext:value-type="float">
            <text:p>5.25792087660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.87" calcext:value-type="float">
            <text:p>8.87</text:p>
          </table:table-cell>
          <table:table-cell office:value-type="float" office:value="29.3" calcext:value-type="float">
            <text:p>29.3</text:p>
          </table:table-cell>
          <table:table-cell table:formula="of:=[.C12]/[.B12]" office:value-type="float" office:value="3.3032694475761" calcext:value-type="float">
            <text:p>3.3032694475761</text:p>
          </table:table-cell>
          <table:table-cell table:formula="of:=10*LOG10([.D12])" office:value-type="float" office:value="5.18944000522383" calcext:value-type="float">
            <text:p>5.1894400052238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.8" calcext:value-type="float">
            <text:p>10.8</text:p>
          </table:table-cell>
          <table:table-cell office:value-type="float" office:value="32.8" calcext:value-type="float">
            <text:p>32.8</text:p>
          </table:table-cell>
          <table:table-cell table:formula="of:=[.C13]/[.B13]" office:value-type="float" office:value="3.03703703703704" calcext:value-type="float">
            <text:p>3.03703703703704</text:p>
          </table:table-cell>
          <table:table-cell table:formula="of:=10*LOG10([.D13])" office:value-type="float" office:value="4.82450088224729" calcext:value-type="float">
            <text:p>4.8245008822472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8.2" calcext:value-type="float">
            <text:p>28.2</text:p>
          </table:table-cell>
          <table:table-cell office:value-type="float" office:value="63.5" calcext:value-type="float">
            <text:p>63.5</text:p>
          </table:table-cell>
          <table:table-cell table:formula="of:=[.C14]/[.B14]" office:value-type="float" office:value="2.25177304964539" calcext:value-type="float">
            <text:p>2.25177304964539</text:p>
          </table:table-cell>
          <table:table-cell table:formula="of:=10*LOG10([.D14])" office:value-type="float" office:value="3.52524616972615" calcext:value-type="float">
            <text:p>3.5252461697261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2.8" calcext:value-type="float">
            <text:p>42.8</text:p>
          </table:table-cell>
          <table:table-cell office:value-type="float" office:value="73.6" calcext:value-type="float">
            <text:p>73.6</text:p>
          </table:table-cell>
          <table:table-cell table:formula="of:=[.C15]/[.B15]" office:value-type="float" office:value="1.7196261682243" calcext:value-type="float">
            <text:p>1.7196261682243</text:p>
          </table:table-cell>
          <table:table-cell table:formula="of:=10*LOG10([.D15])" office:value-type="float" office:value="2.35434045324327" calcext:value-type="float">
            <text:p>2.3543404532432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1.5" calcext:value-type="float">
            <text:p>51.5</text:p>
          </table:table-cell>
          <table:table-cell office:value-type="float" office:value="73.6" calcext:value-type="float">
            <text:p>73.6</text:p>
          </table:table-cell>
          <table:table-cell table:formula="of:=[.C16]/[.B16]" office:value-type="float" office:value="1.42912621359223" calcext:value-type="float">
            <text:p>1.42912621359223</text:p>
          </table:table-cell>
          <table:table-cell table:formula="of:=10*LOG10([.D16])" office:value-type="float" office:value="1.55070585296308" calcext:value-type="float">
            <text:p>1.5507058529630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9.2" calcext:value-type="float">
            <text:p>99.2</text:p>
          </table:table-cell>
          <table:table-cell office:value-type="float" office:value="117" calcext:value-type="float">
            <text:p>117</text:p>
          </table:table-cell>
          <table:table-cell table:formula="of:=[.C17]/[.B17]" office:value-type="float" office:value="1.17943548387097" calcext:value-type="float">
            <text:p>1.17943548387097</text:p>
          </table:table-cell>
          <table:table-cell table:formula="of:=10*LOG10([.D17])" office:value-type="float" office:value="0.71674189591983" calcext:value-type="float">
            <text:p>0.7167418959198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6.6" calcext:value-type="float">
            <text:p>96.6</text:p>
          </table:table-cell>
          <table:table-cell office:value-type="float" office:value="103" calcext:value-type="float">
            <text:p>103</text:p>
          </table:table-cell>
          <table:table-cell table:formula="of:=[.C18]/[.B18]" office:value-type="float" office:value="1.06625258799172" calcext:value-type="float">
            <text:p>1.06625258799172</text:p>
          </table:table-cell>
          <table:table-cell table:formula="of:=10*LOG10([.D18])" office:value-type="float" office:value="0.278600982896788" calcext:value-type="float">
            <text:p>0.27860098289678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3.8" calcext:value-type="float">
            <text:p>73.8</text:p>
          </table:table-cell>
          <table:table-cell office:value-type="float" office:value="63.3" calcext:value-type="float">
            <text:p>63.3</text:p>
          </table:table-cell>
          <table:table-cell table:formula="of:=[.C19]/[.B19]" office:value-type="float" office:value="0.857723577235772" calcext:value-type="float">
            <text:p>0.857723577235772</text:p>
          </table:table-cell>
          <table:table-cell table:formula="of:=10*LOG10([.D19])" office:value-type="float" office:value="-0.666526518056865" calcext:value-type="float">
            <text:p>-0.66652651805686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7.4" calcext:value-type="float">
            <text:p>47.4</text:p>
          </table:table-cell>
          <table:table-cell office:value-type="float" office:value="36.7" calcext:value-type="float">
            <text:p>36.7</text:p>
          </table:table-cell>
          <table:table-cell table:formula="of:=[.C20]/[.B20]" office:value-type="float" office:value="0.774261603375528" calcext:value-type="float">
            <text:p>0.774261603375528</text:p>
          </table:table-cell>
          <table:table-cell table:formula="of:=10*LOG10([.D20])" office:value-type="float" office:value="-1.11112277421996" calcext:value-type="float">
            <text:p>-1.1111227742199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2.4" calcext:value-type="float">
            <text:p>32.4</text:p>
          </table:table-cell>
          <table:table-cell office:value-type="float" office:value="22.1" calcext:value-type="float">
            <text:p>22.1</text:p>
          </table:table-cell>
          <table:table-cell table:formula="of:=[.C21]/[.B21]" office:value-type="float" office:value="0.682098765432099" calcext:value-type="float">
            <text:p>0.682098765432099</text:p>
          </table:table-cell>
          <table:table-cell table:formula="of:=10*LOG10([.D21])" office:value-type="float" office:value="-1.66152736521501" calcext:value-type="float">
            <text:p>-1.6615273652150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8" calcext:value-type="float">
            <text:p>28</text:p>
          </table:table-cell>
          <table:table-cell office:value-type="float" office:value="14.8" calcext:value-type="float">
            <text:p>14.8</text:p>
          </table:table-cell>
          <table:table-cell table:formula="of:=[.C22]/[.B22]" office:value-type="float" office:value="0.528571428571429" calcext:value-type="float">
            <text:p>0.528571428571429</text:p>
          </table:table-cell>
          <table:table-cell table:formula="of:=10*LOG10([.D22])" office:value-type="float" office:value="-2.76896315947262" calcext:value-type="float">
            <text:p>-2.7689631594726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6.7" calcext:value-type="float">
            <text:p>26.7</text:p>
          </table:table-cell>
          <table:table-cell office:value-type="float" office:value="12" calcext:value-type="float">
            <text:p>12</text:p>
          </table:table-cell>
          <table:table-cell table:formula="of:=[.C23]/[.B23]" office:value-type="float" office:value="0.449438202247191" calcext:value-type="float">
            <text:p>0.449438202247191</text:p>
          </table:table-cell>
          <table:table-cell table:formula="of:=10*LOG10([.D23])" office:value-type="float" office:value="-3.4733001531695" calcext:value-type="float">
            <text:p>-3.473300153169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8.7" calcext:value-type="float">
            <text:p>28.7</text:p>
          </table:table-cell>
          <table:table-cell office:value-type="float" office:value="8.98" calcext:value-type="float">
            <text:p>8.98</text:p>
          </table:table-cell>
          <table:table-cell table:formula="of:=[.C24]/[.B24]" office:value-type="float" office:value="0.312891986062718" calcext:value-type="float">
            <text:p>0.312891986062718</text:p>
          </table:table-cell>
          <table:table-cell table:formula="of:=10*LOG10([.D24])" office:value-type="float" office:value="-5.04605560066688" calcext:value-type="float">
            <text:p>-5.0460556006668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5.5" calcext:value-type="float">
            <text:p>25.5</text:p>
          </table:table-cell>
          <table:table-cell office:value-type="float" office:value="7.2" calcext:value-type="float">
            <text:p>7.2</text:p>
          </table:table-cell>
          <table:table-cell table:formula="of:=[.C25]/[.B25]" office:value-type="float" office:value="0.282352941176471" calcext:value-type="float">
            <text:p>0.282352941176471</text:p>
          </table:table-cell>
          <table:table-cell table:formula="of:=10*LOG10([.D25])" office:value-type="float" office:value="-5.49207684002687" calcext:value-type="float">
            <text:p>-5.4920768400268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2.7" calcext:value-type="float">
            <text:p>22.7</text:p>
          </table:table-cell>
          <table:table-cell office:value-type="float" office:value="5.6" calcext:value-type="float">
            <text:p>5.6</text:p>
          </table:table-cell>
          <table:table-cell table:formula="of:=[.C26]/[.B26]" office:value-type="float" office:value="0.246696035242291" calcext:value-type="float">
            <text:p>0.246696035242291</text:p>
          </table:table-cell>
          <table:table-cell table:formula="of:=10*LOG10([.D26])" office:value-type="float" office:value="-6.07837830186922" calcext:value-type="float">
            <text:p>-6.0783783018692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0.9" calcext:value-type="float">
            <text:p>30.9</text:p>
          </table:table-cell>
          <table:table-cell office:value-type="float" office:value="5.2" calcext:value-type="float">
            <text:p>5.2</text:p>
          </table:table-cell>
          <table:table-cell table:formula="of:=[.C27]/[.B27]" office:value-type="float" office:value="0.168284789644013" calcext:value-type="float">
            <text:p>0.168284789644013</text:p>
          </table:table-cell>
          <table:table-cell table:formula="of:=10*LOG10([.D27])" office:value-type="float" office:value="-7.73955135790035" calcext:value-type="float">
            <text:p>-7.7395513579003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8.9" calcext:value-type="float">
            <text:p>28.9</text:p>
          </table:table-cell>
          <table:table-cell office:value-type="float" office:value="3.9" calcext:value-type="float">
            <text:p>3.9</text:p>
          </table:table-cell>
          <table:table-cell table:formula="of:=[.C28]/[.B28]" office:value-type="float" office:value="0.134948096885813" calcext:value-type="float">
            <text:p>0.134948096885813</text:p>
          </table:table-cell>
          <table:table-cell table:formula="of:=10*LOG10([.D28])" office:value-type="float" office:value="-8.69833235730049" calcext:value-type="float">
            <text:p>-8.69833235730049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7.5" calcext:value-type="float">
            <text:p>27.5</text:p>
          </table:table-cell>
          <table:table-cell office:value-type="float" office:value="3.5" calcext:value-type="float">
            <text:p>3.5</text:p>
          </table:table-cell>
          <table:table-cell table:formula="of:=[.C29]/[.B29]" office:value-type="float" office:value="0.127272727272727" calcext:value-type="float">
            <text:p>0.127272727272727</text:p>
          </table:table-cell>
          <table:table-cell table:formula="of:=10*LOG10([.D29])" office:value-type="float" office:value="-8.95264649479987" calcext:value-type="float">
            <text:p>-8.9526464947998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5.8" calcext:value-type="float">
            <text:p>25.8</text:p>
          </table:table-cell>
          <table:table-cell office:value-type="float" office:value="3.1" calcext:value-type="float">
            <text:p>3.1</text:p>
          </table:table-cell>
          <table:table-cell table:formula="of:=[.C30]/[.B30]" office:value-type="float" office:value="0.12015503875969" calcext:value-type="float">
            <text:p>0.12015503875969</text:p>
          </table:table-cell>
          <table:table-cell table:formula="of:=10*LOG10([.D30])" office:value-type="float" office:value="-9.20258012128958" calcext:value-type="float">
            <text:p>-9.2025801212895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4.8" calcext:value-type="float">
            <text:p>24.8</text:p>
          </table:table-cell>
          <table:table-cell office:value-type="float" office:value="2.8" calcext:value-type="float">
            <text:p>2.8</text:p>
          </table:table-cell>
          <table:table-cell table:formula="of:=[.C31]/[.B31]" office:value-type="float" office:value="0.112903225806452" calcext:value-type="float">
            <text:p>0.112903225806452</text:p>
          </table:table-cell>
          <table:table-cell table:formula="of:=10*LOG10([.D31])" office:value-type="float" office:value="-9.47293649483997" calcext:value-type="float">
            <text:p>-9.4729364948399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38.2" calcext:value-type="float">
            <text:p>38.2</text:p>
          </table:table-cell>
          <table:table-cell office:value-type="float" office:value="3" calcext:value-type="float">
            <text:p>3</text:p>
          </table:table-cell>
          <table:table-cell table:formula="of:=[.C32]/[.B32]" office:value-type="float" office:value="0.0785340314136126" calcext:value-type="float">
            <text:p>0.078534031413613</text:p>
          </table:table-cell>
          <table:table-cell table:formula="of:=10*LOG10([.D32])" office:value-type="float" office:value="-11.0494210819205" calcext:value-type="float">
            <text:p>-11.049421081920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38.2" calcext:value-type="float">
            <text:p>38.2</text:p>
          </table:table-cell>
          <table:table-cell office:value-type="float" office:value="2.7" calcext:value-type="float">
            <text:p>2.7</text:p>
          </table:table-cell>
          <table:table-cell table:formula="of:=[.C33]/[.B33]" office:value-type="float" office:value="0.0706806282722513" calcext:value-type="float">
            <text:p>0.070680628272251</text:p>
          </table:table-cell>
          <table:table-cell table:formula="of:=10*LOG10([.D33])" office:value-type="float" office:value="-11.5069959875272" calcext:value-type="float">
            <text:p>-11.506995987527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9.5" calcext:value-type="float">
            <text:p>39.5</text:p>
          </table:table-cell>
          <table:table-cell office:value-type="float" office:value="2.8" calcext:value-type="float">
            <text:p>2.8</text:p>
          </table:table-cell>
          <table:table-cell table:formula="of:=[.C34]/[.B34]" office:value-type="float" office:value="0.0708860759493671" calcext:value-type="float">
            <text:p>0.070886075949367</text:p>
          </table:table-cell>
          <table:table-cell table:formula="of:=10*LOG10([.D34])" office:value-type="float" office:value="-11.4943906428424" calcext:value-type="float">
            <text:p>-11.4943906428424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41.2" calcext:value-type="float">
            <text:p>41.2</text:p>
          </table:table-cell>
          <table:table-cell office:value-type="float" office:value="2.6" calcext:value-type="float">
            <text:p>2.6</text:p>
          </table:table-cell>
          <table:table-cell table:formula="of:=[.C35]/[.B35]" office:value-type="float" office:value="0.0631067961165049" calcext:value-type="float">
            <text:p>0.063106796116505</text:p>
          </table:table-cell>
          <table:table-cell table:formula="of:=10*LOG10([.D35])" office:value-type="float" office:value="-11.9992386806232" calcext:value-type="float">
            <text:p>-11.999238680623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0.2" calcext:value-type="float">
            <text:p>30.2</text:p>
          </table:table-cell>
          <table:table-cell office:value-type="float" office:value="2.6" calcext:value-type="float">
            <text:p>2.6</text:p>
          </table:table-cell>
          <table:table-cell table:formula="of:=[.C36]/[.B36]" office:value-type="float" office:value="0.0860927152317881" calcext:value-type="float">
            <text:p>0.086092715231788</text:p>
          </table:table-cell>
          <table:table-cell table:formula="of:=10*LOG10([.D36])" office:value-type="float" office:value="-10.6503359498633" calcext:value-type="float">
            <text:p>-10.6503359498633</text:p>
          </table:table-cell>
        </table:table-row>
        <table:table-row table:style-name="ro1" table:number-rows-repeated="6">
          <table:table-cell table:number-columns-repeated="5"/>
        </table:table-row>
        <table:table-row table:style-name="ro1">
          <table:table-cell office:value-type="string" calcext:value-type="string">
            <text:p>Setup:</text:p>
          </table:table-cell>
          <table:table-cell office:value-type="string" calcext:value-type="string">
            <text:p>Big, Medium, Small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CH1</text:p>
          </table:table-cell>
          <table:table-cell office:value-type="string" calcext:value-type="string">
            <text:p>CH2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dB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.2" calcext:value-type="float">
            <text:p>6.2</text:p>
          </table:table-cell>
          <table:table-cell office:value-type="float" office:value="7.5" calcext:value-type="float">
            <text:p>7.5</text:p>
          </table:table-cell>
          <table:table-cell table:formula="of:=[.C46]/[.B46]" office:value-type="float" office:value="1.20967741935484" calcext:value-type="float">
            <text:p>1.20967741935484</text:p>
          </table:table-cell>
          <table:table-cell table:formula="of:=10*LOG10([.D46])" office:value-type="float" office:value="0.826695738934462" calcext:value-type="float">
            <text:p>0.82669573893446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.6" calcext:value-type="float">
            <text:p>14.6</text:p>
          </table:table-cell>
          <table:table-cell office:value-type="float" office:value="20.9" calcext:value-type="float">
            <text:p>20.9</text:p>
          </table:table-cell>
          <table:table-cell table:formula="of:=[.C47]/[.B47]" office:value-type="float" office:value="1.43150684931507" calcext:value-type="float">
            <text:p>1.43150684931507</text:p>
          </table:table-cell>
          <table:table-cell table:formula="of:=10*LOG10([.D47])" office:value-type="float" office:value="1.55793430326617" calcext:value-type="float">
            <text:p>1.5579343032661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.2" calcext:value-type="float">
            <text:p>11.2</text:p>
          </table:table-cell>
          <table:table-cell office:value-type="float" office:value="18.6" calcext:value-type="float">
            <text:p>18.6</text:p>
          </table:table-cell>
          <table:table-cell table:formula="of:=[.C48]/[.B48]" office:value-type="float" office:value="1.66071428571429" calcext:value-type="float">
            <text:p>1.66071428571429</text:p>
          </table:table-cell>
          <table:table-cell table:formula="of:=10*LOG10([.D48])" office:value-type="float" office:value="2.20294921547735" calcext:value-type="float">
            <text:p>2.2029492154773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.1" calcext:value-type="float">
            <text:p>14.1</text:p>
          </table:table-cell>
          <table:table-cell office:value-type="float" office:value="24.5" calcext:value-type="float">
            <text:p>24.5</text:p>
          </table:table-cell>
          <table:table-cell table:formula="of:=[.C49]/[.B49]" office:value-type="float" office:value="1.73758865248227" calcext:value-type="float">
            <text:p>1.73758865248227</text:p>
          </table:table-cell>
          <table:table-cell table:formula="of:=10*LOG10([.D49])" office:value-type="float" office:value="2.39946971709153" calcext:value-type="float">
            <text:p>2.3994697170915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.3" calcext:value-type="float">
            <text:p>13.3</text:p>
          </table:table-cell>
          <table:table-cell office:value-type="float" office:value="24.6" calcext:value-type="float">
            <text:p>24.6</text:p>
          </table:table-cell>
          <table:table-cell table:formula="of:=[.C50]/[.B50]" office:value-type="float" office:value="1.84962406015038" calcext:value-type="float">
            <text:p>1.84962406015038</text:p>
          </table:table-cell>
          <table:table-cell table:formula="of:=10*LOG10([.D50])" office:value-type="float" office:value="2.67083466136293" calcext:value-type="float">
            <text:p>2.6708346613629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.3" calcext:value-type="float">
            <text:p>12.3</text:p>
          </table:table-cell>
          <table:table-cell office:value-type="float" office:value="24.3" calcext:value-type="float">
            <text:p>24.3</text:p>
          </table:table-cell>
          <table:table-cell table:formula="of:=[.C51]/[.B51]" office:value-type="float" office:value="1.97560975609756" calcext:value-type="float">
            <text:p>1.97560975609756</text:p>
          </table:table-cell>
          <table:table-cell table:formula="of:=10*LOG10([.D51])" office:value-type="float" office:value="2.95701162158914" calcext:value-type="float">
            <text:p>2.9570116215891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1.8" calcext:value-type="float">
            <text:p>11.8</text:p>
          </table:table-cell>
          <table:table-cell office:value-type="float" office:value="24.6" calcext:value-type="float">
            <text:p>24.6</text:p>
          </table:table-cell>
          <table:table-cell table:formula="of:=[.C52]/[.B52]" office:value-type="float" office:value="2.08474576271186" calcext:value-type="float">
            <text:p>2.08474576271186</text:p>
          </table:table-cell>
          <table:table-cell table:formula="of:=10*LOG10([.D52])" office:value-type="float" office:value="3.19053099797254" calcext:value-type="float">
            <text:p>3.1905309979725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table:formula="of:=[.C53]/[.B53]" office:value-type="float" office:value="2.33333333333333" calcext:value-type="float">
            <text:p>2.33333333333333</text:p>
          </table:table-cell>
          <table:table-cell table:formula="of:=10*LOG10([.D53])" office:value-type="float" office:value="3.67976785294594" calcext:value-type="float">
            <text:p>3.6797678529459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.6" calcext:value-type="float">
            <text:p>12.6</text:p>
          </table:table-cell>
          <table:table-cell office:value-type="float" office:value="32.7" calcext:value-type="float">
            <text:p>32.7</text:p>
          </table:table-cell>
          <table:table-cell table:formula="of:=[.C54]/[.B54]" office:value-type="float" office:value="2.5952380952381" calcext:value-type="float">
            <text:p>2.5952380952381</text:p>
          </table:table-cell>
          <table:table-cell table:formula="of:=10*LOG10([.D54])" office:value-type="float" office:value="4.14177207542723" calcext:value-type="float">
            <text:p>4.1417720754272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3.5" calcext:value-type="float">
            <text:p>13.5</text:p>
          </table:table-cell>
          <table:table-cell office:value-type="float" office:value="37.3" calcext:value-type="float">
            <text:p>37.3</text:p>
          </table:table-cell>
          <table:table-cell table:formula="of:=[.C55]/[.B55]" office:value-type="float" office:value="2.76296296296296" calcext:value-type="float">
            <text:p>2.76296296296296</text:p>
          </table:table-cell>
          <table:table-cell table:formula="of:=10*LOG10([.D55])" office:value-type="float" office:value="4.41375063313681" calcext:value-type="float">
            <text:p>4.4137506331368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.5" calcext:value-type="float">
            <text:p>14.5</text:p>
          </table:table-cell>
          <table:table-cell office:value-type="float" office:value="43.8" calcext:value-type="float">
            <text:p>43.8</text:p>
          </table:table-cell>
          <table:table-cell table:formula="of:=[.C56]/[.B56]" office:value-type="float" office:value="3.02068965517241" calcext:value-type="float">
            <text:p>3.02068965517241</text:p>
          </table:table-cell>
          <table:table-cell table:formula="of:=10*LOG10([.D56])" office:value-type="float" office:value="4.80106108269125" calcext:value-type="float">
            <text:p>4.8010610826912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6.5" calcext:value-type="float">
            <text:p>16.5</text:p>
          </table:table-cell>
          <table:table-cell office:value-type="float" office:value="50.3" calcext:value-type="float">
            <text:p>50.3</text:p>
          </table:table-cell>
          <table:table-cell table:formula="of:=[.C57]/[.B57]" office:value-type="float" office:value="3.04848484848485" calcext:value-type="float">
            <text:p>3.04848484848485</text:p>
          </table:table-cell>
          <table:table-cell table:formula="of:=10*LOG10([.D57])" office:value-type="float" office:value="4.84084040842021" calcext:value-type="float">
            <text:p>4.8408404084202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9.8" calcext:value-type="float">
            <text:p>19.8</text:p>
          </table:table-cell>
          <table:table-cell office:value-type="float" office:value="59.1" calcext:value-type="float">
            <text:p>59.1</text:p>
          </table:table-cell>
          <table:table-cell table:formula="of:=[.C58]/[.B58]" office:value-type="float" office:value="2.98484848484848" calcext:value-type="float">
            <text:p>2.98484848484848</text:p>
          </table:table-cell>
          <table:table-cell table:formula="of:=10*LOG10([.D58])" office:value-type="float" office:value="4.74922290619724" calcext:value-type="float">
            <text:p>4.749222906197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69" calcext:value-type="float">
            <text:p>69</text:p>
          </table:table-cell>
          <table:table-cell table:formula="of:=[.C59]/[.B59]" office:value-type="float" office:value="2.875" calcext:value-type="float">
            <text:p>2.875</text:p>
          </table:table-cell>
          <table:table-cell table:formula="of:=10*LOG10([.D59])" office:value-type="float" office:value="4.58637849025649" calcext:value-type="float">
            <text:p>4.5863784902564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9.1" calcext:value-type="float">
            <text:p>19.1</text:p>
          </table:table-cell>
          <table:table-cell office:value-type="float" office:value="51.3" calcext:value-type="float">
            <text:p>51.3</text:p>
          </table:table-cell>
          <table:table-cell table:formula="of:=[.C60]/[.B60]" office:value-type="float" office:value="2.68586387434555" calcext:value-type="float">
            <text:p>2.68586387434555</text:p>
          </table:table-cell>
          <table:table-cell table:formula="of:=10*LOG10([.D60])" office:value-type="float" office:value="4.29083997864089" calcext:value-type="float">
            <text:p>4.2908399786408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0.4" calcext:value-type="float">
            <text:p>20.4</text:p>
          </table:table-cell>
          <table:table-cell office:value-type="float" office:value="46.7" calcext:value-type="float">
            <text:p>46.7</text:p>
          </table:table-cell>
          <table:table-cell table:formula="of:=[.C61]/[.B61]" office:value-type="float" office:value="2.28921568627451" calcext:value-type="float">
            <text:p>2.28921568627451</text:p>
          </table:table-cell>
          <table:table-cell table:formula="of:=10*LOG10([.D61])" office:value-type="float" office:value="3.59686713140213" calcext:value-type="float">
            <text:p>3.5968671314021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9.8" calcext:value-type="float">
            <text:p>19.8</text:p>
          </table:table-cell>
          <table:table-cell office:value-type="float" office:value="38.4" calcext:value-type="float">
            <text:p>38.4</text:p>
          </table:table-cell>
          <table:table-cell table:formula="of:=[.C62]/[.B62]" office:value-type="float" office:value="1.93939393939394" calcext:value-type="float">
            <text:p>1.93939393939394</text:p>
          </table:table-cell>
          <table:table-cell table:formula="of:=10*LOG10([.D62])" office:value-type="float" office:value="2.87666034106" calcext:value-type="float">
            <text:p>2.8766603410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7.8" calcext:value-type="float">
            <text:p>17.8</text:p>
          </table:table-cell>
          <table:table-cell office:value-type="float" office:value="23.6" calcext:value-type="float">
            <text:p>23.6</text:p>
          </table:table-cell>
          <table:table-cell table:formula="of:=[.C63]/[.B63]" office:value-type="float" office:value="1.32584269662921" calcext:value-type="float">
            <text:p>1.32584269662921</text:p>
          </table:table-cell>
          <table:table-cell table:formula="of:=10*LOG10([.D63])" office:value-type="float" office:value="1.22492000661213" calcext:value-type="float">
            <text:p>1.2249200066121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6.2" calcext:value-type="float">
            <text:p>36.2</text:p>
          </table:table-cell>
          <table:table-cell office:value-type="float" office:value="34.9" calcext:value-type="float">
            <text:p>34.9</text:p>
          </table:table-cell>
          <table:table-cell table:formula="of:=[.C64]/[.B64]" office:value-type="float" office:value="0.964088397790055" calcext:value-type="float">
            <text:p>0.964088397790055</text:p>
          </table:table-cell>
          <table:table-cell table:formula="of:=10*LOG10([.D64])" office:value-type="float" office:value="-0.158831435739858" calcext:value-type="float">
            <text:p>-0.15883143573985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2.4" calcext:value-type="float">
            <text:p>32.4</text:p>
          </table:table-cell>
          <table:table-cell office:value-type="float" office:value="23.5" calcext:value-type="float">
            <text:p>23.5</text:p>
          </table:table-cell>
          <table:table-cell table:formula="of:=[.C65]/[.B65]" office:value-type="float" office:value="0.725308641975309" calcext:value-type="float">
            <text:p>0.725308641975309</text:p>
          </table:table-cell>
          <table:table-cell table:formula="of:=10*LOG10([.D65])" office:value-type="float" office:value="-1.39477147934876" calcext:value-type="float">
            <text:p>-1.3947714793487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7.8" calcext:value-type="float">
            <text:p>27.8</text:p>
          </table:table-cell>
          <table:table-cell office:value-type="float" office:value="15.5" calcext:value-type="float">
            <text:p>15.5</text:p>
          </table:table-cell>
          <table:table-cell table:formula="of:=[.C66]/[.B66]" office:value-type="float" office:value="0.557553956834532" calcext:value-type="float">
            <text:p>0.557553956834532</text:p>
          </table:table-cell>
          <table:table-cell table:formula="of:=10*LOG10([.D66])" office:value-type="float" office:value="-2.53713097747785" calcext:value-type="float">
            <text:p>-2.5371309774778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2.2" calcext:value-type="float">
            <text:p>32.2</text:p>
          </table:table-cell>
          <table:table-cell office:value-type="float" office:value="14.9" calcext:value-type="float">
            <text:p>14.9</text:p>
          </table:table-cell>
          <table:table-cell table:formula="of:=[.C67]/[.B67]" office:value-type="float" office:value="0.462732919254658" calcext:value-type="float">
            <text:p>0.462732919254658</text:p>
          </table:table-cell>
          <table:table-cell table:formula="of:=10*LOG10([.D67])" office:value-type="float" office:value="-3.34669603283557" calcext:value-type="float">
            <text:p>-3.3466960328355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8.1" calcext:value-type="float">
            <text:p>28.1</text:p>
          </table:table-cell>
          <table:table-cell office:value-type="float" office:value="10.8" calcext:value-type="float">
            <text:p>10.8</text:p>
          </table:table-cell>
          <table:table-cell table:formula="of:=[.C68]/[.B68]" office:value-type="float" office:value="0.384341637010676" calcext:value-type="float">
            <text:p>0.384341637010676</text:p>
          </table:table-cell>
          <table:table-cell table:formula="of:=10*LOG10([.D68])" office:value-type="float" office:value="-4.1528256441813" calcext:value-type="float">
            <text:p>-4.152825644181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4.5" calcext:value-type="float">
            <text:p>34.5</text:p>
          </table:table-cell>
          <table:table-cell office:value-type="float" office:value="13.5" calcext:value-type="float">
            <text:p>13.5</text:p>
          </table:table-cell>
          <table:table-cell table:formula="of:=[.C69]/[.B69]" office:value-type="float" office:value="0.391304347826087" calcext:value-type="float">
            <text:p>0.391304347826087</text:p>
          </table:table-cell>
          <table:table-cell table:formula="of:=10*LOG10([.D69])" office:value-type="float" office:value="-4.07485326578268" calcext:value-type="float">
            <text:p>-4.0748532657826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2.8" calcext:value-type="float">
            <text:p>32.8</text:p>
          </table:table-cell>
          <table:table-cell office:value-type="float" office:value="10.9" calcext:value-type="float">
            <text:p>10.9</text:p>
          </table:table-cell>
          <table:table-cell table:formula="of:=[.C70]/[.B70]" office:value-type="float" office:value="0.332317073170732" calcext:value-type="float">
            <text:p>0.332317073170732</text:p>
          </table:table-cell>
          <table:table-cell table:formula="of:=10*LOG10([.D70])" office:value-type="float" office:value="-4.78447345771055" calcext:value-type="float">
            <text:p>-4.7844734577105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1.2" calcext:value-type="float">
            <text:p>31.2</text:p>
          </table:table-cell>
          <table:table-cell office:value-type="float" office:value="5.97" calcext:value-type="float">
            <text:p>5.97</text:p>
          </table:table-cell>
          <table:table-cell table:formula="of:=[.C71]/[.B71]" office:value-type="float" office:value="0.191346153846154" calcext:value-type="float">
            <text:p>0.191346153846154</text:p>
          </table:table-cell>
          <table:table-cell table:formula="of:=10*LOG10([.D71])" office:value-type="float" office:value="-7.18180262889074" calcext:value-type="float">
            <text:p>-7.1818026288907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8.2" calcext:value-type="float">
            <text:p>28.2</text:p>
          </table:table-cell>
          <table:table-cell office:value-type="float" office:value="3.98" calcext:value-type="float">
            <text:p>3.98</text:p>
          </table:table-cell>
          <table:table-cell table:formula="of:=[.C72]/[.B72]" office:value-type="float" office:value="0.14113475177305" calcext:value-type="float">
            <text:p>0.14113475177305</text:p>
          </table:table-cell>
          <table:table-cell table:formula="of:=10*LOG10([.D72])" office:value-type="float" office:value="-8.50366036245673" calcext:value-type="float">
            <text:p>-8.5036603624567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8.2" calcext:value-type="float">
            <text:p>28.2</text:p>
          </table:table-cell>
          <table:table-cell office:value-type="float" office:value="3.4" calcext:value-type="float">
            <text:p>3.4</text:p>
          </table:table-cell>
          <table:table-cell table:formula="of:=[.C73]/[.B73]" office:value-type="float" office:value="0.120567375886525" calcext:value-type="float">
            <text:p>0.120567375886525</text:p>
          </table:table-cell>
          <table:table-cell table:formula="of:=10*LOG10([.D73])" office:value-type="float" office:value="-9.18770191277106" calcext:value-type="float">
            <text:p>-9.1877019127710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9.2" calcext:value-type="float">
            <text:p>29.2</text:p>
          </table:table-cell>
          <table:table-cell office:value-type="float" office:value="3.28" calcext:value-type="float">
            <text:p>3.28</text:p>
          </table:table-cell>
          <table:table-cell table:formula="of:=[.C74]/[.B74]" office:value-type="float" office:value="0.112328767123288" calcext:value-type="float">
            <text:p>0.112328767123288</text:p>
          </table:table-cell>
          <table:table-cell table:formula="of:=10*LOG10([.D74])" office:value-type="float" office:value="-9.49509007736739" calcext:value-type="float">
            <text:p>-9.4950900773673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1.4" calcext:value-type="float">
            <text:p>31.4</text:p>
          </table:table-cell>
          <table:table-cell office:value-type="float" office:value="3.15" calcext:value-type="float">
            <text:p>3.15</text:p>
          </table:table-cell>
          <table:table-cell table:formula="of:=[.C75]/[.B75]" office:value-type="float" office:value="0.10031847133758" calcext:value-type="float">
            <text:p>0.10031847133758</text:p>
          </table:table-cell>
          <table:table-cell table:formula="of:=10*LOG10([.D75])" office:value-type="float" office:value="-9.98619094283614" calcext:value-type="float">
            <text:p>-9.98619094283614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Setup:</text:p>
          </table:table-cell>
          <table:table-cell office:value-type="string" calcext:value-type="string">
            <text:p>Small, Medium, Medium, Big, Big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CH1</text:p>
          </table:table-cell>
          <table:table-cell office:value-type="string" calcext:value-type="string">
            <text:p>CH2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dB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.9" calcext:value-type="float">
            <text:p>8.9</text:p>
          </table:table-cell>
          <table:table-cell office:value-type="float" office:value="13.5" calcext:value-type="float">
            <text:p>13.5</text:p>
          </table:table-cell>
          <table:table-cell table:formula="of:=[.C82]/[.B82]" office:value-type="float" office:value="1.51685393258427" calcext:value-type="float">
            <text:p>1.51685393258427</text:p>
          </table:table-cell>
          <table:table-cell table:formula="of:=10*LOG10([.D82])" office:value-type="float" office:value="1.80943761850093" calcext:value-type="float">
            <text:p>1.8094376185009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9.5" calcext:value-type="float">
            <text:p>19.5</text:p>
          </table:table-cell>
          <table:table-cell table:formula="of:=[.C83]/[.B83]" office:value-type="float" office:value="1.95" calcext:value-type="float">
            <text:p>1.95</text:p>
          </table:table-cell>
          <table:table-cell table:formula="of:=10*LOG10([.D83])" office:value-type="float" office:value="2.90034611362518" calcext:value-type="float">
            <text:p>2.9003461136251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.9" calcext:value-type="float">
            <text:p>8.9</text:p>
          </table:table-cell>
          <table:table-cell office:value-type="float" office:value="22.4" calcext:value-type="float">
            <text:p>22.4</text:p>
          </table:table-cell>
          <table:table-cell table:formula="of:=[.C84]/[.B84]" office:value-type="float" office:value="2.51685393258427" calcext:value-type="float">
            <text:p>2.51685393258427</text:p>
          </table:table-cell>
          <table:table-cell table:formula="of:=10*LOG10([.D84])" office:value-type="float" office:value="4.0085801168925" calcext:value-type="float">
            <text:p>4.0085801168925</text:p>
          </table:table-cell>
        </table:table-row>
        <table:table-row table:style-name="ro1">
          <table:table-cell table:number-columns-repeated="3"/>
          <table:table-cell table:formula="of:=[.C85]/[.B85]" office:value-type="string" office:string-value="" calcext:value-type="error">
            <text:p>#DIV/0!</text:p>
          </table:table-cell>
          <table:table-cell table:formula="of:=10*LOG10([.D85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.6" calcext:value-type="float">
            <text:p>8.6</text:p>
          </table:table-cell>
          <table:table-cell office:value-type="float" office:value="26.5" calcext:value-type="float">
            <text:p>26.5</text:p>
          </table:table-cell>
          <table:table-cell table:formula="of:=[.C86]/[.B86]" office:value-type="float" office:value="3.08139534883721" calcext:value-type="float">
            <text:p>3.08139534883721</text:p>
          </table:table-cell>
          <table:table-cell table:formula="of:=10*LOG10([.D86])" office:value-type="float" office:value="4.8874742269324" calcext:value-type="float">
            <text:p>4.8874742269324</text:p>
          </table:table-cell>
        </table:table-row>
        <table:table-row table:style-name="ro1">
          <table:table-cell table:number-columns-repeated="3"/>
          <table:table-cell table:formula="of:=[.C87]/[.B87]" office:value-type="string" office:string-value="" calcext:value-type="error">
            <text:p>#DIV/0!</text:p>
          </table:table-cell>
          <table:table-cell table:formula="of:=10*LOG10([.D87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1.4" calcext:value-type="float">
            <text:p>11.4</text:p>
          </table:table-cell>
          <table:table-cell office:value-type="float" office:value="35.1" calcext:value-type="float">
            <text:p>35.1</text:p>
          </table:table-cell>
          <table:table-cell table:formula="of:=[.C88]/[.B88]" office:value-type="float" office:value="3.07894736842105" calcext:value-type="float">
            <text:p>3.07894736842105</text:p>
          </table:table-cell>
          <table:table-cell table:formula="of:=10*LOG10([.D88])" office:value-type="float" office:value="4.88402265129352" calcext:value-type="float">
            <text:p>4.88402265129352</text:p>
          </table:table-cell>
        </table:table-row>
        <table:table-row table:style-name="ro1">
          <table:table-cell table:number-columns-repeated="3"/>
          <table:table-cell table:formula="of:=[.C89]/[.B89]" office:value-type="string" office:string-value="" calcext:value-type="error">
            <text:p>#DIV/0!</text:p>
          </table:table-cell>
          <table:table-cell table:formula="of:=10*LOG10([.D89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.7" calcext:value-type="float">
            <text:p>15.7</text:p>
          </table:table-cell>
          <table:table-cell office:value-type="float" office:value="37.9" calcext:value-type="float">
            <text:p>37.9</text:p>
          </table:table-cell>
          <table:table-cell table:formula="of:=[.C90]/[.B90]" office:value-type="float" office:value="2.4140127388535" calcext:value-type="float">
            <text:p>2.4140127388535</text:p>
          </table:table-cell>
          <table:table-cell table:formula="of:=10*LOG10([.D90])" office:value-type="float" office:value="3.82739557558839" calcext:value-type="float">
            <text:p>3.82739557558839</text:p>
          </table:table-cell>
        </table:table-row>
        <table:table-row table:style-name="ro1">
          <table:table-cell table:number-columns-repeated="3"/>
          <table:table-cell table:formula="of:=[.C91]/[.B91]" office:value-type="string" office:string-value="" calcext:value-type="error">
            <text:p>#DIV/0!</text:p>
          </table:table-cell>
          <table:table-cell table:formula="of:=10*LOG10([.D91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.2" calcext:value-type="float">
            <text:p>32.2</text:p>
          </table:table-cell>
          <table:table-cell office:value-type="float" office:value="55" calcext:value-type="float">
            <text:p>55</text:p>
          </table:table-cell>
          <table:table-cell table:formula="of:=[.C92]/[.B92]" office:value-type="float" office:value="1.70807453416149" calcext:value-type="float">
            <text:p>1.70807453416149</text:p>
          </table:table-cell>
          <table:table-cell table:formula="of:=10*LOG10([.D92])" office:value-type="float" office:value="2.32506817798413" calcext:value-type="float">
            <text:p>2.32506817798413</text:p>
          </table:table-cell>
        </table:table-row>
        <table:table-row table:style-name="ro1">
          <table:table-cell table:number-columns-repeated="3"/>
          <table:table-cell table:formula="of:=[.C93]/[.B93]" office:value-type="string" office:string-value="" calcext:value-type="error">
            <text:p>#DIV/0!</text:p>
          </table:table-cell>
          <table:table-cell table:formula="of:=10*LOG10([.D93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63.1" calcext:value-type="float">
            <text:p>63.1</text:p>
          </table:table-cell>
          <table:table-cell table:formula="of:=[.C94]/[.B94]" office:value-type="float" office:value="1.31458333333333" calcext:value-type="float">
            <text:p>1.31458333333333</text:p>
          </table:table-cell>
          <table:table-cell table:formula="of:=10*LOG10([.D94])" office:value-type="float" office:value="1.18788121868547" calcext:value-type="float">
            <text:p>1.18788121868547</text:p>
          </table:table-cell>
        </table:table-row>
        <table:table-row table:style-name="ro1">
          <table:table-cell table:number-columns-repeated="3"/>
          <table:table-cell table:formula="of:=[.C95]/[.B95]" office:value-type="string" office:string-value="" calcext:value-type="error">
            <text:p>#DIV/0!</text:p>
          </table:table-cell>
          <table:table-cell table:formula="of:=10*LOG10([.D95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4.2" calcext:value-type="float">
            <text:p>34.2</text:p>
          </table:table-cell>
          <table:table-cell office:value-type="float" office:value="38.6" calcext:value-type="float">
            <text:p>38.6</text:p>
          </table:table-cell>
          <table:table-cell table:formula="of:=[.C96]/[.B96]" office:value-type="float" office:value="1.12865497076023" calcext:value-type="float">
            <text:p>1.12865497076023</text:p>
          </table:table-cell>
          <table:table-cell table:formula="of:=10*LOG10([.D96])" office:value-type="float" office:value="0.525611986156199" calcext:value-type="float">
            <text:p>0.52561198615619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3.8" calcext:value-type="float">
            <text:p>63.8</text:p>
          </table:table-cell>
          <table:table-cell office:value-type="float" office:value="60.2" calcext:value-type="float">
            <text:p>60.2</text:p>
          </table:table-cell>
          <table:table-cell table:formula="of:=[.C97]/[.B97]" office:value-type="float" office:value="0.943573667711599" calcext:value-type="float">
            <text:p>0.943573667711599</text:p>
          </table:table-cell>
          <table:table-cell table:formula="of:=10*LOG10([.D97])" office:value-type="float" office:value="-0.252241874633378" calcext:value-type="float">
            <text:p>-0.25224187463337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9.2" calcext:value-type="float">
            <text:p>69.2</text:p>
          </table:table-cell>
          <table:table-cell office:value-type="float" office:value="58.2" calcext:value-type="float">
            <text:p>58.2</text:p>
          </table:table-cell>
          <table:table-cell table:formula="of:=[.C98]/[.B98]" office:value-type="float" office:value="0.841040462427746" calcext:value-type="float">
            <text:p>0.841040462427746</text:p>
          </table:table-cell>
          <table:table-cell table:formula="of:=10*LOG10([.D98])" office:value-type="float" office:value="-0.751831098068693" calcext:value-type="float">
            <text:p>-0.75183109806869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9.5" calcext:value-type="float">
            <text:p>49.5</text:p>
          </table:table-cell>
          <table:table-cell office:value-type="float" office:value="33.8" calcext:value-type="float">
            <text:p>33.8</text:p>
          </table:table-cell>
          <table:table-cell table:formula="of:=[.C99]/[.B99]" office:value-type="float" office:value="0.682828282828283" calcext:value-type="float">
            <text:p>0.682828282828283</text:p>
          </table:table-cell>
          <table:table-cell table:formula="of:=10*LOG10([.D99])" office:value-type="float" office:value="-1.65688498655914" calcext:value-type="float">
            <text:p>-1.6568849865591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2.7" calcext:value-type="float">
            <text:p>92.7</text:p>
          </table:table-cell>
          <table:table-cell office:value-type="float" office:value="54.8" calcext:value-type="float">
            <text:p>54.8</text:p>
          </table:table-cell>
          <table:table-cell table:formula="of:=[.C100]/[.B100]" office:value-type="float" office:value="0.591154261057174" calcext:value-type="float">
            <text:p>0.591154261057174</text:p>
          </table:table-cell>
          <table:table-cell table:formula="of:=10*LOG10([.D100])" office:value-type="float" office:value="-2.28299175660128" calcext:value-type="float">
            <text:p>-2.2829917566012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2.9" calcext:value-type="float">
            <text:p>62.9</text:p>
          </table:table-cell>
          <table:table-cell office:value-type="float" office:value="33.1" calcext:value-type="float">
            <text:p>33.1</text:p>
          </table:table-cell>
          <table:table-cell table:formula="of:=[.C101]/[.B101]" office:value-type="float" office:value="0.526232114467409" calcext:value-type="float">
            <text:p>0.526232114467409</text:p>
          </table:table-cell>
          <table:table-cell table:formula="of:=10*LOG10([.D101])" office:value-type="float" office:value="-2.7882265166955" calcext:value-type="float">
            <text:p>-2.788226516695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1.3" calcext:value-type="float">
            <text:p>61.3</text:p>
          </table:table-cell>
          <table:table-cell office:value-type="float" office:value="32.8" calcext:value-type="float">
            <text:p>32.8</text:p>
          </table:table-cell>
          <table:table-cell table:formula="of:=[.C102]/[.B102]" office:value-type="float" office:value="0.535073409461664" calcext:value-type="float">
            <text:p>0.535073409461664</text:p>
          </table:table-cell>
          <table:table-cell table:formula="of:=10*LOG10([.D102])" office:value-type="float" office:value="-2.71586630806736" calcext:value-type="float">
            <text:p>-2.7158663080673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2.5" calcext:value-type="float">
            <text:p>42.5</text:p>
          </table:table-cell>
          <table:table-cell office:value-type="float" office:value="17.9" calcext:value-type="float">
            <text:p>17.9</text:p>
          </table:table-cell>
          <table:table-cell table:formula="of:=[.C103]/[.B103]" office:value-type="float" office:value="0.421176470588235" calcext:value-type="float">
            <text:p>0.421176470588235</text:p>
          </table:table-cell>
          <table:table-cell table:formula="of:=10*LOG10([.D103])" office:value-type="float" office:value="-3.75535899070418" calcext:value-type="float">
            <text:p>-3.7553589907041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.4" calcext:value-type="float">
            <text:p>47.4</text:p>
          </table:table-cell>
          <table:table-cell office:value-type="float" office:value="13.1" calcext:value-type="float">
            <text:p>13.1</text:p>
          </table:table-cell>
          <table:table-cell table:formula="of:=[.C104]/[.B104]" office:value-type="float" office:value="0.276371308016878" calcext:value-type="float">
            <text:p>0.276371308016878</text:p>
          </table:table-cell>
          <table:table-cell table:formula="of:=10*LOG10([.D104])" office:value-type="float" office:value="-5.58507046018321" calcext:value-type="float">
            <text:p>-5.5850704601832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2.2" calcext:value-type="float">
            <text:p>42.2</text:p>
          </table:table-cell>
          <table:table-cell office:value-type="float" office:value="9.48" calcext:value-type="float">
            <text:p>9.48</text:p>
          </table:table-cell>
          <table:table-cell table:formula="of:=[.C105]/[.B105]" office:value-type="float" office:value="0.224644549763033" calcext:value-type="float">
            <text:p>0.224644549763033</text:p>
          </table:table-cell>
          <table:table-cell table:formula="of:=10*LOG10([.D105])" office:value-type="float" office:value="-6.48504113623608" calcext:value-type="float">
            <text:p>-6.4850411362360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6.8" calcext:value-type="float">
            <text:p>36.8</text:p>
          </table:table-cell>
          <table:table-cell office:value-type="float" office:value="7.04" calcext:value-type="float">
            <text:p>7.04</text:p>
          </table:table-cell>
          <table:table-cell table:formula="of:=[.C106]/[.B106]" office:value-type="float" office:value="0.191304347826087" calcext:value-type="float">
            <text:p>0.191304347826087</text:p>
          </table:table-cell>
          <table:table-cell table:formula="of:=10*LOG10([.D106])" office:value-type="float" office:value="-7.18275159531405" calcext:value-type="float">
            <text:p>-7.1827515953140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9.4" calcext:value-type="float">
            <text:p>29.4</text:p>
          </table:table-cell>
          <table:table-cell office:value-type="float" office:value="4.4" calcext:value-type="float">
            <text:p>4.4</text:p>
          </table:table-cell>
          <table:table-cell table:formula="of:=[.C107]/[.B107]" office:value-type="float" office:value="0.149659863945578" calcext:value-type="float">
            <text:p>0.149659863945578</text:p>
          </table:table-cell>
          <table:table-cell table:formula="of:=10*LOG10([.D107])" office:value-type="float" office:value="-8.2489465392597" calcext:value-type="float">
            <text:p>-8.248946539259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5.7" calcext:value-type="float">
            <text:p>25.7</text:p>
          </table:table-cell>
          <table:table-cell office:value-type="float" office:value="3.6" calcext:value-type="float">
            <text:p>3.6</text:p>
          </table:table-cell>
          <table:table-cell table:formula="of:=[.C108]/[.B108]" office:value-type="float" office:value="0.140077821011673" calcext:value-type="float">
            <text:p>0.140077821011673</text:p>
          </table:table-cell>
          <table:table-cell table:formula="of:=10*LOG10([.D108])" office:value-type="float" office:value="-8.53630622564007" calcext:value-type="float">
            <text:p>-8.5363062256400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5" calcext:value-type="float">
            <text:p>25</text:p>
          </table:table-cell>
          <table:table-cell office:value-type="float" office:value="3.28" calcext:value-type="float">
            <text:p>3.28</text:p>
          </table:table-cell>
          <table:table-cell table:formula="of:=[.C109]/[.B109]" office:value-type="float" office:value="0.1312" calcext:value-type="float">
            <text:p>0.1312</text:p>
          </table:table-cell>
          <table:table-cell table:formula="of:=10*LOG10([.D109])" office:value-type="float" office:value="-8.82066164960358" calcext:value-type="float">
            <text:p>-8.8206616496035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6.2" calcext:value-type="float">
            <text:p>26.2</text:p>
          </table:table-cell>
          <table:table-cell office:value-type="float" office:value="3.37" calcext:value-type="float">
            <text:p>3.37</text:p>
          </table:table-cell>
          <table:table-cell table:formula="of:=[.C110]/[.B110]" office:value-type="float" office:value="0.128625954198473" calcext:value-type="float">
            <text:p>0.128625954198473</text:p>
          </table:table-cell>
          <table:table-cell table:formula="of:=10*LOG10([.D110])" office:value-type="float" office:value="-8.90671390448407" calcext:value-type="float">
            <text:p>-8.9067139044840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8.6" calcext:value-type="float">
            <text:p>28.6</text:p>
          </table:table-cell>
          <table:table-cell office:value-type="float" office:value="3.2" calcext:value-type="float">
            <text:p>3.2</text:p>
          </table:table-cell>
          <table:table-cell table:formula="of:=[.C111]/[.B111]" office:value-type="float" office:value="0.111888111888112" calcext:value-type="float">
            <text:p>0.111888111888112</text:p>
          </table:table-cell>
          <table:table-cell table:formula="of:=10*LOG10([.D111])" office:value-type="float" office:value="-9.51216054809137" calcext:value-type="float">
            <text:p>-9.5121605480913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ost Herkenhoff</meta:initial-creator>
    <meta:creation-date>2020-08-08T14:54:00.956612455</meta:creation-date>
    <meta:generator>LibreOffice/6.4.5.2$Linux_X86_64 LibreOffice_project/40$Build-2</meta:generator>
    <dc:date>2020-08-08T15:57:18.957392439</dc:date>
    <dc:creator>Jost Herkenhoff</dc:creator>
    <meta:editing-duration>PT29M45S</meta:editing-duration>
    <meta:editing-cycles>6</meta:editing-cycles>
    <meta:document-statistic meta:table-count="1" meta:cell-count="458" meta:object-count="1"/>
  </office:meta>
</office:document-meta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3d516f" draw:fill-color="#3d516f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5.828cm" svg:height="11.742cm" xlink:href=".." xlink:type="simple" chart:class="chart:scatter" chart:style-name="ch1">
        <chart:legend chart:legend-position="end" svg:x="19.325cm" svg:y="5.323cm" style:legend-expansion="high" chart:style-name="ch2"/>
        <chart:plot-area chart:style-name="ch3" table:cell-range-address="Sheet1.A6:Sheet1.A36 Sheet1.B2:Sheet1.B2 Sheet1.E6:Sheet1.E36 Sheet1.B43:Sheet1.B43 Sheet1.E46:Sheet1.E75" chart:data-source-has-labels="row" svg:x="0.516cm" svg:y="0.234cm" svg:width="18.293cm" svg:height="11.274cm">
          <chartooo:coordinate-region svg:x="1.243cm" svg:y="0.433cm" svg:width="17.286cm" svg:height="10.87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E6:Sheet1.E36" chart:label-cell-address="Sheet1.B2:Sheet1.B2" chart:class="chart:scatter">
            <chart:domain table:cell-range-address="Sheet1.A6:Sheet1.A36"/>
            <chart:data-point chart:repeated="31"/>
          </chart:series>
          <chart:series chart:style-name="ch7" chart:values-cell-range-address="Sheet1.E46:Sheet1.E75" chart:label-cell-address="Sheet1.B43:Sheet1.B43" chart:class="chart:scatter">
            <chart:domain table:cell-range-address="Sheet1.A46:Sheet1.A75"/>
            <chart:data-point chart:repeated="3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Big, Big, Medium, Medium, Small</text:p>
                <draw:g>
                  <svg:desc>Sheet1.B2:Sheet1.B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Big, Medium, Small</text:p>
                <draw:g>
                  <svg:desc>Sheet1.B43:Sheet1.B4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A6:Sheet1.A36</svg:desc>
                </draw:g>
              </table:table-cell>
              <table:table-cell office:value-type="float" office:value="1.67491087293764">
                <text:p>1.67491087293764</text:p>
                <draw:g>
                  <svg:desc>Sheet1.E6:Sheet1.E36</svg:desc>
                </draw:g>
              </table:table-cell>
              <table:table-cell office:value-type="float" office:value="10">
                <text:p>10</text:p>
                <draw:g>
                  <svg:desc>Sheet1.A46:Sheet1.A75</svg:desc>
                </draw:g>
              </table:table-cell>
              <table:table-cell office:value-type="float" office:value="0.826695738934462">
                <text:p>0.826695738934462</text:p>
                <draw:g>
                  <svg:desc>Sheet1.E46:Sheet1.E7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2.62227911603029">
                <text:p>2.62227911603029</text:p>
              </table:table-cell>
              <table:table-cell office:value-type="float" office:value="12">
                <text:p>12</text:p>
              </table:table-cell>
              <table:table-cell office:value-type="float" office:value="1.55793430326617">
                <text:p>1.557934303266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">
                <text:p>14</text:p>
              </table:table-cell>
              <table:table-cell office:value-type="float" office:value="3.71146832084101">
                <text:p>3.71146832084101</text:p>
              </table:table-cell>
              <table:table-cell office:value-type="float" office:value="14">
                <text:p>14</text:p>
              </table:table-cell>
              <table:table-cell office:value-type="float" office:value="2.20294921547735">
                <text:p>2.202949215477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4.17999802601006">
                <text:p>4.17999802601006</text:p>
              </table:table-cell>
              <table:table-cell office:value-type="float" office:value="15">
                <text:p>15</text:p>
              </table:table-cell>
              <table:table-cell office:value-type="float" office:value="2.39946971709153">
                <text:p>2.399469717091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4.64652614160064">
                <text:p>4.64652614160064</text:p>
              </table:table-cell>
              <table:table-cell office:value-type="float" office:value="16">
                <text:p>16</text:p>
              </table:table-cell>
              <table:table-cell office:value-type="float" office:value="2.67083466136293">
                <text:p>2.670834661362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">
                <text:p>17</text:p>
              </table:table-cell>
              <table:table-cell office:value-type="float" office:value="5.257920876604">
                <text:p>5.257920876604</text:p>
              </table:table-cell>
              <table:table-cell office:value-type="float" office:value="17">
                <text:p>17</text:p>
              </table:table-cell>
              <table:table-cell office:value-type="float" office:value="2.95701162158914">
                <text:p>2.957011621589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">
                <text:p>18</text:p>
              </table:table-cell>
              <table:table-cell office:value-type="float" office:value="5.18944000522383">
                <text:p>5.18944000522383</text:p>
              </table:table-cell>
              <table:table-cell office:value-type="float" office:value="18">
                <text:p>18</text:p>
              </table:table-cell>
              <table:table-cell office:value-type="float" office:value="3.19053099797254">
                <text:p>3.190530997972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">
                <text:p>20</text:p>
              </table:table-cell>
              <table:table-cell office:value-type="float" office:value="4.82450088224729">
                <text:p>4.82450088224729</text:p>
              </table:table-cell>
              <table:table-cell office:value-type="float" office:value="19">
                <text:p>19</text:p>
              </table:table-cell>
              <table:table-cell office:value-type="float" office:value="3.67976785294594">
                <text:p>3.679767852945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">
                <text:p>22</text:p>
              </table:table-cell>
              <table:table-cell office:value-type="float" office:value="3.52524616972615">
                <text:p>3.52524616972615</text:p>
              </table:table-cell>
              <table:table-cell office:value-type="float" office:value="20">
                <text:p>20</text:p>
              </table:table-cell>
              <table:table-cell office:value-type="float" office:value="4.14177207542723">
                <text:p>4.141772075427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">
                <text:p>24</text:p>
              </table:table-cell>
              <table:table-cell office:value-type="float" office:value="2.35434045324327">
                <text:p>2.35434045324327</text:p>
              </table:table-cell>
              <table:table-cell office:value-type="float" office:value="21">
                <text:p>21</text:p>
              </table:table-cell>
              <table:table-cell office:value-type="float" office:value="4.41375063313681">
                <text:p>4.413750633136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6">
                <text:p>26</text:p>
              </table:table-cell>
              <table:table-cell office:value-type="float" office:value="1.55070585296308">
                <text:p>1.55070585296308</text:p>
              </table:table-cell>
              <table:table-cell office:value-type="float" office:value="22">
                <text:p>22</text:p>
              </table:table-cell>
              <table:table-cell office:value-type="float" office:value="4.80106108269125">
                <text:p>4.801061082691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8">
                <text:p>28</text:p>
              </table:table-cell>
              <table:table-cell office:value-type="float" office:value="0.71674189591983">
                <text:p>0.71674189591983</text:p>
              </table:table-cell>
              <table:table-cell office:value-type="float" office:value="23">
                <text:p>23</text:p>
              </table:table-cell>
              <table:table-cell office:value-type="float" office:value="4.84084040842021">
                <text:p>4.840840408420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">
                <text:p>30</text:p>
              </table:table-cell>
              <table:table-cell office:value-type="float" office:value="0.278600982896788">
                <text:p>0.278600982896788</text:p>
              </table:table-cell>
              <table:table-cell office:value-type="float" office:value="24">
                <text:p>24</text:p>
              </table:table-cell>
              <table:table-cell office:value-type="float" office:value="4.74922290619724">
                <text:p>4.749222906197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">
                <text:p>35</text:p>
              </table:table-cell>
              <table:table-cell office:value-type="float" office:value="-0.666526518056865">
                <text:p>-0.666526518056865</text:p>
              </table:table-cell>
              <table:table-cell office:value-type="float" office:value="25">
                <text:p>25</text:p>
              </table:table-cell>
              <table:table-cell office:value-type="float" office:value="4.58637849025649">
                <text:p>4.5863784902564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0">
                <text:p>40</text:p>
              </table:table-cell>
              <table:table-cell office:value-type="float" office:value="-1.11112277421996">
                <text:p>-1.11112277421996</text:p>
              </table:table-cell>
              <table:table-cell office:value-type="float" office:value="26">
                <text:p>26</text:p>
              </table:table-cell>
              <table:table-cell office:value-type="float" office:value="4.29083997864089">
                <text:p>4.290839978640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0">
                <text:p>50</text:p>
              </table:table-cell>
              <table:table-cell office:value-type="float" office:value="-1.66152736521501">
                <text:p>-1.66152736521501</text:p>
              </table:table-cell>
              <table:table-cell office:value-type="float" office:value="28">
                <text:p>28</text:p>
              </table:table-cell>
              <table:table-cell office:value-type="float" office:value="3.59686713140213">
                <text:p>3.5968671314021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0">
                <text:p>60</text:p>
              </table:table-cell>
              <table:table-cell office:value-type="float" office:value="-2.76896315947262">
                <text:p>-2.76896315947262</text:p>
              </table:table-cell>
              <table:table-cell office:value-type="float" office:value="30">
                <text:p>30</text:p>
              </table:table-cell>
              <table:table-cell office:value-type="float" office:value="2.87666034106">
                <text:p>2.876660341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0">
                <text:p>70</text:p>
              </table:table-cell>
              <table:table-cell office:value-type="float" office:value="-3.4733001531695">
                <text:p>-3.4733001531695</text:p>
              </table:table-cell>
              <table:table-cell office:value-type="float" office:value="35">
                <text:p>35</text:p>
              </table:table-cell>
              <table:table-cell office:value-type="float" office:value="1.22492000661213">
                <text:p>1.2249200066121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0">
                <text:p>80</text:p>
              </table:table-cell>
              <table:table-cell office:value-type="float" office:value="-5.04605560066688">
                <text:p>-5.04605560066688</text:p>
              </table:table-cell>
              <table:table-cell office:value-type="float" office:value="40">
                <text:p>40</text:p>
              </table:table-cell>
              <table:table-cell office:value-type="float" office:value="-0.158831435739858">
                <text:p>-0.15883143573985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0">
                <text:p>90</text:p>
              </table:table-cell>
              <table:table-cell office:value-type="float" office:value="-5.49207684002687">
                <text:p>-5.49207684002687</text:p>
              </table:table-cell>
              <table:table-cell office:value-type="float" office:value="50">
                <text:p>50</text:p>
              </table:table-cell>
              <table:table-cell office:value-type="float" office:value="-1.39477147934876">
                <text:p>-1.3947714793487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-6.07837830186922">
                <text:p>-6.07837830186922</text:p>
              </table:table-cell>
              <table:table-cell office:value-type="float" office:value="60">
                <text:p>60</text:p>
              </table:table-cell>
              <table:table-cell office:value-type="float" office:value="-2.53713097747785">
                <text:p>-2.5371309774778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0">
                <text:p>110</text:p>
              </table:table-cell>
              <table:table-cell office:value-type="float" office:value="-7.73955135790035">
                <text:p>-7.73955135790035</text:p>
              </table:table-cell>
              <table:table-cell office:value-type="float" office:value="70">
                <text:p>70</text:p>
              </table:table-cell>
              <table:table-cell office:value-type="float" office:value="-3.34669603283557">
                <text:p>-3.3466960328355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0">
                <text:p>120</text:p>
              </table:table-cell>
              <table:table-cell office:value-type="float" office:value="-8.69833235730049">
                <text:p>-8.69833235730049</text:p>
              </table:table-cell>
              <table:table-cell office:value-type="float" office:value="80">
                <text:p>80</text:p>
              </table:table-cell>
              <table:table-cell office:value-type="float" office:value="-4.1528256441813">
                <text:p>-4.152825644181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0">
                <text:p>130</text:p>
              </table:table-cell>
              <table:table-cell office:value-type="float" office:value="-8.95264649479987">
                <text:p>-8.95264649479987</text:p>
              </table:table-cell>
              <table:table-cell office:value-type="float" office:value="90">
                <text:p>90</text:p>
              </table:table-cell>
              <table:table-cell office:value-type="float" office:value="-4.07485326578268">
                <text:p>-4.0748532657826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0">
                <text:p>140</text:p>
              </table:table-cell>
              <table:table-cell office:value-type="float" office:value="-9.20258012128958">
                <text:p>-9.20258012128958</text:p>
              </table:table-cell>
              <table:table-cell office:value-type="float" office:value="100">
                <text:p>100</text:p>
              </table:table-cell>
              <table:table-cell office:value-type="float" office:value="-4.78447345771055">
                <text:p>-4.7844734577105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0">
                <text:p>150</text:p>
              </table:table-cell>
              <table:table-cell office:value-type="float" office:value="-9.47293649483997">
                <text:p>-9.47293649483997</text:p>
              </table:table-cell>
              <table:table-cell office:value-type="float" office:value="120">
                <text:p>120</text:p>
              </table:table-cell>
              <table:table-cell office:value-type="float" office:value="-7.18180262889074">
                <text:p>-7.1818026288907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0">
                <text:p>160</text:p>
              </table:table-cell>
              <table:table-cell office:value-type="float" office:value="-11.0494210819205">
                <text:p>-11.0494210819205</text:p>
              </table:table-cell>
              <table:table-cell office:value-type="float" office:value="140">
                <text:p>140</text:p>
              </table:table-cell>
              <table:table-cell office:value-type="float" office:value="-8.50366036245673">
                <text:p>-8.5036603624567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70">
                <text:p>170</text:p>
              </table:table-cell>
              <table:table-cell office:value-type="float" office:value="-11.5069959875272">
                <text:p>-11.5069959875272</text:p>
              </table:table-cell>
              <table:table-cell office:value-type="float" office:value="160">
                <text:p>160</text:p>
              </table:table-cell>
              <table:table-cell office:value-type="float" office:value="-9.18770191277106">
                <text:p>-9.1877019127710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80">
                <text:p>180</text:p>
              </table:table-cell>
              <table:table-cell office:value-type="float" office:value="-11.4943906428424">
                <text:p>-11.4943906428424</text:p>
              </table:table-cell>
              <table:table-cell office:value-type="float" office:value="180">
                <text:p>180</text:p>
              </table:table-cell>
              <table:table-cell office:value-type="float" office:value="-9.49509007736739">
                <text:p>-9.4950900773673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0">
                <text:p>190</text:p>
              </table:table-cell>
              <table:table-cell office:value-type="float" office:value="-11.9992386806232">
                <text:p>-11.9992386806232</text:p>
              </table:table-cell>
              <table:table-cell office:value-type="float" office:value="200">
                <text:p>200</text:p>
              </table:table-cell>
              <table:table-cell office:value-type="float" office:value="-9.98619094283614">
                <text:p>-9.9861909428361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00">
                <text:p>200</text:p>
              </table:table-cell>
              <table:table-cell office:value-type="float" office:value="-10.6503359498633">
                <text:p>-10.6503359498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